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05a" officeooo:paragraph-rsid="0014e05a"/>
    </style:style>
    <style:style style:name="P2" style:family="paragraph" style:parent-style-name="Standard" style:list-style-name="L2">
      <style:text-properties officeooo:rsid="0014e05a" officeooo:paragraph-rsid="0014e05a"/>
    </style:style>
    <style:style style:name="P3" style:family="paragraph" style:parent-style-name="Standard" style:list-style-name="L2">
      <style:text-properties officeooo:rsid="00154940" officeooo:paragraph-rsid="00154940"/>
    </style:style>
    <style:style style:name="P4" style:family="paragraph" style:parent-style-name="Standard" style:list-style-name="L2">
      <style:text-properties officeooo:rsid="00162e18" officeooo:paragraph-rsid="00162e18"/>
    </style:style>
    <style:style style:name="P5" style:family="paragraph" style:parent-style-name="Standard" style:list-style-name="L2">
      <style:text-properties officeooo:rsid="0016f25c" officeooo:paragraph-rsid="0016f25c"/>
    </style:style>
    <style:style style:name="P6" style:family="paragraph" style:parent-style-name="Standard" style:list-style-name="L2">
      <style:text-properties officeooo:rsid="0019476f" officeooo:paragraph-rsid="0019476f"/>
    </style:style>
    <style:style style:name="P7" style:family="paragraph" style:parent-style-name="Standard">
      <style:text-properties officeooo:rsid="0019476f" officeooo:paragraph-rsid="0019476f"/>
    </style:style>
    <style:style style:name="P8" style:family="paragraph" style:parent-style-name="Standard" style:list-style-name="L4">
      <style:text-properties officeooo:rsid="0019476f" officeooo:paragraph-rsid="0019476f"/>
    </style:style>
    <style:style style:name="P9" style:family="paragraph" style:parent-style-name="Standard">
      <style:text-properties officeooo:rsid="0019476f" officeooo:paragraph-rsid="001a12ef"/>
    </style:style>
    <style:style style:name="P10" style:family="paragraph" style:parent-style-name="Standard" style:list-style-name="L5">
      <style:text-properties officeooo:rsid="001a1f71" officeooo:paragraph-rsid="001a1f71"/>
    </style:style>
    <style:style style:name="P11" style:family="paragraph" style:parent-style-name="Standard" style:list-style-name="L6">
      <style:text-properties officeooo:rsid="001b3e57" officeooo:paragraph-rsid="001b3e57"/>
    </style:style>
    <style:style style:name="T1" style:family="text">
      <style:text-properties officeooo:rsid="00162e18"/>
    </style:style>
    <style:style style:name="T2" style:family="text">
      <style:text-properties officeooo:rsid="0016f25c"/>
    </style:style>
    <style:style style:name="T3" style:family="text">
      <style:text-properties officeooo:rsid="0018709a"/>
    </style:style>
    <style:style style:name="T4" style:family="text">
      <style:text-properties officeooo:rsid="0019476f"/>
    </style:style>
    <style:style style:name="T5" style:family="text">
      <style:text-properties officeooo:rsid="001a12ef"/>
    </style:style>
    <style:style style:name="T6" style:family="text">
      <style:text-properties officeooo:rsid="001d39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Conceptual Approach</text:p>
      <text:p text:style-name="P1"/>
      <text:list xml:id="list8065111727510331380" text:style-name="L2">
        <text:list-item>
          <text:p text:style-name="P2">Since the problem is a binary classification I thought of using the models like ‘Logistic Regression’or ‘Random Forest ’ or <text:s/>‘XG-Boost’.</text:p>
        </text:list-item>
        <text:list-item>
          <text:p text:style-name="P6">For seelcting the important variables I used Random Forest, with the help of this I selected the variables which has more impact on the tar<text:span text:style-name="T6">g</text:span>et variable(dependent variable).</text:p>
        </text:list-item>
        <text:list-item>
          <text:p text:style-name="P2">I decided to build the model using ‘XG-Boost’ because It can provide better accuracy and itscomputation time is fast when compared to the remaining models.</text:p>
        </text:list-item>
        <text:list-item>
          <text:p text:style-name="P3">A<text:span text:style-name="T1">fter loading the train dataset I changed the datatype of columns according to the information given in the input file.</text:span></text:p>
        </text:list-item>
        <text:list-item>
          <text:p text:style-name="P4">Checked for missing values- I tried to observe like ‘Is there any patern in missing values’, I didnt find any pattern in the missing values.</text:p>
        </text:list-item>
        <text:list-item>
          <text:p text:style-name="P4">Some columns like num19,num20,cat1,cat2,cat4,cat5,cat12 has less number of missing values, So I deleted the observations for which above mentioned columns have missing values, So that the actual reklationships in the data can be maintained.</text:p>
        </text:list-item>
        <text:list-item>
          <text:p text:style-name="P4">Some columns like cat6(69 percent) , cat8(44 percent) has very high percentage of missing values So I decided not to use this variables in building the model because if we impute the missing values for these columns the actual relationship <text:s/>with the target variable will be disturbed.</text:p>
        </text:list-item>
        <text:list-item>
          <text:p text:style-name="P4">Used median imputation method for imputing columns like <text:span text:style-name="T2">num18,num22 and used most frequent occurence(mode) imputation method for variables like cat3, cat10.</text:span></text:p>
        </text:list-item>
        <text:list-item>
          <text:p text:style-name="P5">For the test dataset I didnt deleted any observations, but deleted the columns like cat6,cat8 and imputed missing values in the same way followed for Train datset.</text:p>
        </text:list-item>
        <text:list-item>
          <text:p text:style-name="P5">Checked for outliers, no outliers for all the numeric variables.</text:p>
        </text:list-item>
        <text:list-item>
          <text:p text:style-name="P5">Created dummy variables for all categorical variables as XG-<text:span text:style-name="T3">Boos</text:span>t takes <text:span text:style-name="T4">data only in numerical form.</text:span></text:p>
        </text:list-item>
        <text:list-item>
          <text:p text:style-name="P6">Divided the train dataset into train and validation dataset to validate the model, did some parameter tuning to get the right accuracy.</text:p>
        </text:list-item>
        <text:list-item>
          <text:p text:style-name="P6">After finalising the model, applied the same transformations to the test dataset and predictions are made.</text:p>
        </text:list-item>
      </text:list>
      <text:p text:style-name="P9"><text:s text:c="4"/></text:p>
      <text:p text:style-name="P9"><text:span text:style-name="T5">Trade-offs:</text:span></text:p>
      <text:list xml:id="list2155264916720414913" text:style-name="L5">
        <text:list-item>
          <text:p text:style-name="P10">As there is no variable understanding,it is bit difficult in imputing the missing values.</text:p>
        </text:list-item>
        <text:list-item>
          <text:p text:style-name="P10">Derived variables information is not clear, its difficult to decide whether the variable is factor variable or numerical.</text:p>
        </text:list-item>
        <text:list-item>
          <text:p text:style-name="P10"><text:s/>More statistical methods are used as there is no variable understanding.</text:p>
        </text:list-item>
      </text:list>
      <text:p text:style-name="P7"/>
      <text:p text:style-name="P7">2)Accuray of Model</text:p>
      <text:list xml:id="list6793076112197721598" text:style-name="L6">
        <text:list-item>
          <text:p text:style-name="P11">Since the data is biased (more 0s and less <text:s/>1s in target variable with Accuracy Precison and Recall will be the model defining parameters.</text:p>
        </text:list-item>
        <text:list-item>
          <text:p text:style-name="P11">On train data the accuracy is 96 percent, precison is 70 percent with recall as 60 percent, On unseen data as well the accuracy <text:s/>and precison is almost same recall has decreased.</text:p>
        </text:list-item>
        <text:list-item>
          <text:p text:style-name="P11">Since the data is biased I fell there is no enough data for positive cases(1s in traget variable) So recall value has very low.</text:p>
        </text:list-item>
        <text:list-item>
          <text:p text:style-name="P11">If some more data is there for postive cases as well model would have performed well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3)If you had more time, what improvements would you make, and in what order of priority?</text:p>
      <text:p text:style-name="P7"/>
      <text:list xml:id="list3952899999361361870" text:style-name="L4">
        <text:list-item>
          <text:p text:style-name="P8">Would have spent more time in understanding the realtion between independent variables and dependent variables.</text:p>
        </text:list-item>
        <text:list-item>
          <text:p text:style-name="P8">Would have done some variable cleaning for the categorical variables which has more levels, I would have decreased the levels keeping the the variable impact on target variable in mind.</text:p>
        </text:list-item>
        <text:list-item>
          <text:p text:style-name="P8">As the data is biased(more zeros and less ones in target variable) would have applied some sampling techniques to increase the accuracy of model.</text:p>
        </text:list-item>
        <text:list-item>
          <text:p text:style-name="P8">Would <text:span text:style-name="T5">have spend some more time of hypher parameter tuning.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21:04:09.859599392</meta:creation-date>
    <dc:date>2018-10-31T18:28:43.817702241</dc:date>
    <meta:editing-duration>PT13M4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574" meta:character-count="3448" meta:non-whitespace-character-count="2916"/>
  </office:meta>
</office:document-meta>
</file>